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38488" calcext:value-type="float">
            <text:p>47.3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14104" calcext:value-type="float">
            <text:p>47.3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202" calcext:value-type="float">
            <text:p>47.3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47632" calcext:value-type="float">
            <text:p>47.3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59824" calcext:value-type="float">
            <text:p>47.3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0784" calcext:value-type="float">
            <text:p>47.4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5648" calcext:value-type="float">
            <text:p>47.4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1368" calcext:value-type="float">
            <text:p>47.5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91472" calcext:value-type="float">
            <text:p>47.5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5548" calcext:value-type="float">
            <text:p>47.6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13392" calcext:value-type="float">
            <text:p>47.7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53016" calcext:value-type="float">
            <text:p>47.7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9264" calcext:value-type="float">
            <text:p>47.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62744" calcext:value-type="float">
            <text:p>47.8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9932" calcext:value-type="float">
            <text:p>47.8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69424" calcext:value-type="float">
            <text:p>47.9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45624" calcext:value-type="float">
            <text:p>48.0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21824" calcext:value-type="float">
            <text:p>48.1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76688" calcext:value-type="float">
            <text:p>48.1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346" calcext:value-type="float">
            <text:p>48.2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16896" calcext:value-type="float">
            <text:p>48.3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99192" calcext:value-type="float">
            <text:p>48.3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0152" calcext:value-type="float">
            <text:p>48.4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05872" calcext:value-type="float">
            <text:p>48.5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5464" calcext:value-type="float">
            <text:p>48.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79024" calcext:value-type="float">
            <text:p>48.5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66832" calcext:value-type="float">
            <text:p>48.5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51592" calcext:value-type="float">
            <text:p>48.5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30256" calcext:value-type="float">
            <text:p>48.5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02824" calcext:value-type="float">
            <text:p>48.5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99776" calcext:value-type="float">
            <text:p>48.4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0892" calcext:value-type="float">
            <text:p>48.5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57688" calcext:value-type="float">
            <text:p>48.5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27792" calcext:value-type="float">
            <text:p>48.6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82656" calcext:value-type="float">
            <text:p>48.6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25328" calcext:value-type="float">
            <text:p>48.7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71048" calcext:value-type="float">
            <text:p>48.7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5912" calcext:value-type="float">
            <text:p>48.8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92968" calcext:value-type="float">
            <text:p>48.8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56976" calcext:value-type="float">
            <text:p>48.9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6224" calcext:value-type="float">
            <text:p>49.0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21568" calcext:value-type="float">
            <text:p>49.1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91672" calcext:value-type="float">
            <text:p>49.1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5568" calcext:value-type="float">
            <text:p>49.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28832" calcext:value-type="float">
            <text:p>49.3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41608" calcext:value-type="float">
            <text:p>49.4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48288" calcext:value-type="float">
            <text:p>49.5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85448" calcext:value-type="float">
            <text:p>49.6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10416" calcext:value-type="float">
            <text:p>49.8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47576" calcext:value-type="float">
            <text:p>49.9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90832" calcext:value-type="float">
            <text:p>50.0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2376" calcext:value-type="float">
            <text:p>50.2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6112" calcext:value-type="float">
            <text:p>50.4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02896" calcext:value-type="float">
            <text:p>50.6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3584" calcext:value-type="float">
            <text:p>50.7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95504" calcext:value-type="float">
            <text:p>50.8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65608" calcext:value-type="float">
            <text:p>50.9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99136" calcext:value-type="float">
            <text:p>50.9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0828" calcext:value-type="float">
            <text:p>51.0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17424" calcext:value-type="float">
            <text:p>51.0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35712" calcext:value-type="float">
            <text:p>51.0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6924" calcext:value-type="float">
            <text:p>51.0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05816" calcext:value-type="float">
            <text:p>51.1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85064" calcext:value-type="float">
            <text:p>51.1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70408" calcext:value-type="float">
            <text:p>51.2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83184" calcext:value-type="float">
            <text:p>51.3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8528" calcext:value-type="float">
            <text:p>51.4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83768" calcext:value-type="float">
            <text:p>51.4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9384" calcext:value-type="float">
            <text:p>51.4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10616" calcext:value-type="float">
            <text:p>51.4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588" calcext:value-type="float">
            <text:p>51.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03936" calcext:value-type="float">
            <text:p>51.3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42976" calcext:value-type="float">
            <text:p>51.2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7592" calcext:value-type="float">
            <text:p>51.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1496" calcext:value-type="float">
            <text:p>51.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72288" calcext:value-type="float">
            <text:p>51.0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35712" calcext:value-type="float">
            <text:p>51.0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20472" calcext:value-type="float">
            <text:p>51.0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20472" calcext:value-type="float">
            <text:p>51.0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89992" calcext:value-type="float">
            <text:p>50.9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25984" calcext:value-type="float">
            <text:p>50.9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9408" calcext:value-type="float">
            <text:p>50.8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31496" calcext:value-type="float">
            <text:p>50.8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85776" calcext:value-type="float">
            <text:p>50.7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6152" calcext:value-type="float">
            <text:p>50.7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27864" calcext:value-type="float">
            <text:p>50.7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06528" calcext:value-type="float">
            <text:p>50.7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91288" calcext:value-type="float">
            <text:p>50.6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32464" calcext:value-type="float">
            <text:p>49.4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1664" calcext:value-type="float">
            <text:p>49.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88624" calcext:value-type="float">
            <text:p>49.1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8416" calcext:value-type="float">
            <text:p>49.0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0516" calcext:value-type="float">
            <text:p>48.9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01528" calcext:value-type="float">
            <text:p>48.8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25328" calcext:value-type="float">
            <text:p>48.7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55224" calcext:value-type="float">
            <text:p>48.6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79024" calcext:value-type="float">
            <text:p>48.5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75392" calcext:value-type="float">
            <text:p>48.4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83952" calcext:value-type="float">
            <text:p>48.3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29088" calcext:value-type="float">
            <text:p>48.3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92512" calcext:value-type="float">
            <text:p>48.2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62032" calcext:value-type="float">
            <text:p>48.2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07168" calcext:value-type="float">
            <text:p>48.2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21824" calcext:value-type="float">
            <text:p>48.1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06584" calcext:value-type="float">
            <text:p>48.1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54768" calcext:value-type="float">
            <text:p>48.0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2124" calcext:value-type="float">
            <text:p>48.0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15144" calcext:value-type="float">
            <text:p>48.0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24288" calcext:value-type="float">
            <text:p>48.0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30384" calcext:value-type="float">
            <text:p>48.0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99904" calcext:value-type="float">
            <text:p>47.9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08464" calcext:value-type="float">
            <text:p>47.9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53016" calcext:value-type="float">
            <text:p>47.7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91472" calcext:value-type="float">
            <text:p>47.5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6504" calcext:value-type="float">
            <text:p>47.4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62872" calcext:value-type="float">
            <text:p>47.3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352" calcext:value-type="float">
            <text:p>47.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7216" calcext:value-type="float">
            <text:p>47.0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0056" calcext:value-type="float">
            <text:p>46.9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4232" calcext:value-type="float">
            <text:p>46.8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6696" calcext:value-type="float">
            <text:p>46.7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44" calcext:value-type="float">
            <text:p>46.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4296" calcext:value-type="float">
            <text:p>46.5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6008" calcext:value-type="float">
            <text:p>46.5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2772" calcext:value-type="float">
            <text:p>46.5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9724" calcext:value-type="float">
            <text:p>46.4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2" calcext:value-type="float">
            <text:p>46.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9808" calcext:value-type="float">
            <text:p>46.4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72856" calcext:value-type="float">
            <text:p>46.4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3336" calcext:value-type="float">
            <text:p>46.5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9056" calcext:value-type="float">
            <text:p>46.5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94776" calcext:value-type="float">
            <text:p>46.5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7448" calcext:value-type="float">
            <text:p>46.6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536" calcext:value-type="float">
            <text:p>46.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62416" calcext:value-type="float">
            <text:p>46.7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1184" calcext:value-type="float">
            <text:p>46.8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81288" calcext:value-type="float">
            <text:p>46.8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20912" calcext:value-type="float">
            <text:p>46.9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42832" calcext:value-type="float">
            <text:p>47.0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0744" calcext:value-type="float">
            <text:p>47.1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6944" calcext:value-type="float">
            <text:p>47.1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0952" calcext:value-type="float">
            <text:p>47.2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0496" calcext:value-type="float">
            <text:p>47.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75064" calcext:value-type="float">
            <text:p>47.3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1164" calcext:value-type="float">
            <text:p>47.4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17736" calcext:value-type="float">
            <text:p>47.4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72016" calcext:value-type="float">
            <text:p>47.3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29344" calcext:value-type="float">
            <text:p>47.3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50096" calcext:value-type="float">
            <text:p>47.2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8176" calcext:value-type="float">
            <text:p>47.1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27008" calcext:value-type="float">
            <text:p>46.9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07552" calcext:value-type="float">
            <text:p>46.7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82" calcext:value-type="float">
            <text:p>46.5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4568" calcext:value-type="float">
            <text:p>46.4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8368" calcext:value-type="float">
            <text:p>46.3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1792" calcext:value-type="float">
            <text:p>46.3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2648" calcext:value-type="float">
            <text:p>46.3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5696" calcext:value-type="float">
            <text:p>46.3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008" calcext:value-type="float">
            <text:p>46.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08848" calcext:value-type="float">
            <text:p>46.4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3712" calcext:value-type="float">
            <text:p>46.4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248" calcext:value-type="float">
            <text:p>46.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82" calcext:value-type="float">
            <text:p>46.5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0872" calcext:value-type="float">
            <text:p>46.6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3544" calcext:value-type="float">
            <text:p>46.6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4108" calcext:value-type="float">
            <text:p>46.7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98992" calcext:value-type="float">
            <text:p>46.7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3856" calcext:value-type="float">
            <text:p>46.8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5672" calcext:value-type="float">
            <text:p>46.9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3104" calcext:value-type="float">
            <text:p>46.9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5444" calcext:value-type="float">
            <text:p>46.9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1496" calcext:value-type="float">
            <text:p>47.0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55024" calcext:value-type="float">
            <text:p>47.0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58072" calcext:value-type="float">
            <text:p>47.0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42832" calcext:value-type="float">
            <text:p>47.0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4588" calcext:value-type="float">
            <text:p>47.0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55024" calcext:value-type="float">
            <text:p>47.0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8552" calcext:value-type="float">
            <text:p>47.0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12936" calcext:value-type="float">
            <text:p>47.1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636" calcext:value-type="float">
            <text:p>47.0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3688" calcext:value-type="float">
            <text:p>47.0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94064" calcext:value-type="float">
            <text:p>46.9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17864" calcext:value-type="float">
            <text:p>46.9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0808" calcext:value-type="float">
            <text:p>46.8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68512" calcext:value-type="float">
            <text:p>46.7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6112" calcext:value-type="float">
            <text:p>46.6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1416" calcext:value-type="float">
            <text:p>46.3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244" calcext:value-type="float">
            <text:p>46.1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4904" calcext:value-type="float">
            <text:p>46.0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67472" calcext:value-type="float">
            <text:p>46.0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8328" calcext:value-type="float">
            <text:p>46.0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8328" calcext:value-type="float">
            <text:p>46.0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9664" calcext:value-type="float">
            <text:p>46.0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7952" calcext:value-type="float">
            <text:p>46.0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5384" calcext:value-type="float">
            <text:p>46.1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6196" calcext:value-type="float">
            <text:p>46.1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9392" calcext:value-type="float">
            <text:p>46.1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19872" calcext:value-type="float">
            <text:p>46.2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32064" calcext:value-type="float">
            <text:p>46.2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35112" calcext:value-type="float">
            <text:p>46.2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6072" calcext:value-type="float">
            <text:p>46.2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5592" calcext:value-type="float">
            <text:p>46.2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768" calcext:value-type="float">
            <text:p>46.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52816" calcext:value-type="float">
            <text:p>46.1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8808" calcext:value-type="float">
            <text:p>46.0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1752" calcext:value-type="float">
            <text:p>46.0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45552" calcext:value-type="float">
            <text:p>45.9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6784" calcext:value-type="float">
            <text:p>45.8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192" calcext:value-type="float">
            <text:p>45.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192" calcext:value-type="float">
            <text:p>45.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8016" calcext:value-type="float">
            <text:p>45.8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9728" calcext:value-type="float">
            <text:p>45.8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048" calcext:value-type="float">
            <text:p>45.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4384" calcext:value-type="float">
            <text:p>45.7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7912" calcext:value-type="float">
            <text:p>45.7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6576" calcext:value-type="float">
            <text:p>45.7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0376" calcext:value-type="float">
            <text:p>45.6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5512" calcext:value-type="float">
            <text:p>45.6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2464" calcext:value-type="float">
            <text:p>45.6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6368" calcext:value-type="float">
            <text:p>45.6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1608" calcext:value-type="float">
            <text:p>45.6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904" calcext:value-type="float">
            <text:p>45.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5616" calcext:value-type="float">
            <text:p>45.6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0856" calcext:value-type="float">
            <text:p>45.7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1712" calcext:value-type="float">
            <text:p>45.7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476" calcext:value-type="float">
            <text:p>45.7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1232" calcext:value-type="float">
            <text:p>45.6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6848" calcext:value-type="float">
            <text:p>45.6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1984" calcext:value-type="float">
            <text:p>45.5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31024" calcext:value-type="float">
            <text:p>45.5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88352" calcext:value-type="float">
            <text:p>45.4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85304" calcext:value-type="float">
            <text:p>45.4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54824" calcext:value-type="float">
            <text:p>45.4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6092" calcext:value-type="float">
            <text:p>45.4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0064" calcext:value-type="float">
            <text:p>45.4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82256" calcext:value-type="float">
            <text:p>45.4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0544" calcext:value-type="float">
            <text:p>45.5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3712" calcext:value-type="float">
            <text:p>45.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7976" calcext:value-type="float">
            <text:p>45.5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3216" calcext:value-type="float">
            <text:p>45.5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4928" calcext:value-type="float">
            <text:p>45.5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5236" calcext:value-type="float">
            <text:p>45.5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5236" calcext:value-type="float">
            <text:p>45.5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76" calcext:value-type="float">
            <text:p>45.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3696" calcext:value-type="float">
            <text:p>45.5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7976" calcext:value-type="float">
            <text:p>45.5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4928" calcext:value-type="float">
            <text:p>45.5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12736" calcext:value-type="float">
            <text:p>45.5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12736" calcext:value-type="float">
            <text:p>45.5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0168" calcext:value-type="float">
            <text:p>45.5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7976" calcext:value-type="float">
            <text:p>45.5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31024" calcext:value-type="float">
            <text:p>45.5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0168" calcext:value-type="float">
            <text:p>45.5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5236" calcext:value-type="float">
            <text:p>45.5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3216" calcext:value-type="float">
            <text:p>45.5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58456" calcext:value-type="float">
            <text:p>45.5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3696" calcext:value-type="float">
            <text:p>45.5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6368" calcext:value-type="float">
            <text:p>45.6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808" calcext:value-type="float">
            <text:p>45.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1608" calcext:value-type="float">
            <text:p>45.6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7704" calcext:value-type="float">
            <text:p>45.6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428" calcext:value-type="float">
            <text:p>45.6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8184" calcext:value-type="float">
            <text:p>45.6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3424" calcext:value-type="float">
            <text:p>45.6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5136" calcext:value-type="float">
            <text:p>45.6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6848" calcext:value-type="float">
            <text:p>45.6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6472" calcext:value-type="float">
            <text:p>45.6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2192" calcext:value-type="float">
            <text:p>45.7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6096" calcext:value-type="float">
            <text:p>45.7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0856" calcext:value-type="float">
            <text:p>45.7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6952" calcext:value-type="float">
            <text:p>45.7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6096" calcext:value-type="float">
            <text:p>45.7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8288" calcext:value-type="float">
            <text:p>45.7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7056" calcext:value-type="float">
            <text:p>45.7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4008" calcext:value-type="float">
            <text:p>45.7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0208" calcext:value-type="float">
            <text:p>45.8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4968" calcext:value-type="float">
            <text:p>45.8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81544" calcext:value-type="float">
            <text:p>45.8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9352" calcext:value-type="float">
            <text:p>45.8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4968" calcext:value-type="float">
            <text:p>45.8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8496" calcext:value-type="float">
            <text:p>45.8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81544" calcext:value-type="float">
            <text:p>45.8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84592" calcext:value-type="float">
            <text:p>45.8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9832" calcext:value-type="float">
            <text:p>45.8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21168" calcext:value-type="float">
            <text:p>45.9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51648" calcext:value-type="float">
            <text:p>45.9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384" calcext:value-type="float">
            <text:p>45.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82128" calcext:value-type="float">
            <text:p>45.9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12608" calcext:value-type="float">
            <text:p>46.0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33944" calcext:value-type="float">
            <text:p>46.0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3088" calcext:value-type="float">
            <text:p>46.0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67472" calcext:value-type="float">
            <text:p>46.0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67472" calcext:value-type="float">
            <text:p>46.0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576" calcext:value-type="float">
            <text:p>46.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8808" calcext:value-type="float">
            <text:p>46.0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2336" calcext:value-type="float">
            <text:p>46.1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148" calcext:value-type="float">
            <text:p>46.1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55864" calcext:value-type="float">
            <text:p>46.1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3296" calcext:value-type="float">
            <text:p>46.1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4632" calcext:value-type="float">
            <text:p>46.2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8536" calcext:value-type="float">
            <text:p>46.1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768" calcext:value-type="float">
            <text:p>46.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50352" calcext:value-type="float">
            <text:p>46.2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436" calcext:value-type="float">
            <text:p>46.3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7408" calcext:value-type="float">
            <text:p>46.3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2648" calcext:value-type="float">
            <text:p>46.3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1664" calcext:value-type="float">
            <text:p>46.8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81288" calcext:value-type="float">
            <text:p>46.8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348" calcext:value-type="float">
            <text:p>46.8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11768" calcext:value-type="float">
            <text:p>46.9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6152" calcext:value-type="float">
            <text:p>46.9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6632" calcext:value-type="float">
            <text:p>46.9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0536" calcext:value-type="float">
            <text:p>46.9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91016" calcext:value-type="float">
            <text:p>46.9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42832" calcext:value-type="float">
            <text:p>47.0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4588" calcext:value-type="float">
            <text:p>47.0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0264" calcext:value-type="float">
            <text:p>47.0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208" calcext:value-type="float">
            <text:p>47.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4752" calcext:value-type="float">
            <text:p>47.1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5232" calcext:value-type="float">
            <text:p>47.1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1328" calcext:value-type="float">
            <text:p>47.2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1328" calcext:value-type="float">
            <text:p>47.2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0496" calcext:value-type="float">
            <text:p>47.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53728" calcext:value-type="float">
            <text:p>47.3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9448" calcext:value-type="float">
            <text:p>47.3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1264" calcext:value-type="float">
            <text:p>47.4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6984" calcext:value-type="float">
            <text:p>47.4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5272" calcext:value-type="float">
            <text:p>47.5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928" calcext:value-type="float">
            <text:p>47.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28048" calcext:value-type="float">
            <text:p>47.6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61576" calcext:value-type="float">
            <text:p>47.6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95104" calcext:value-type="float">
            <text:p>47.6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17024" calcext:value-type="float">
            <text:p>47.8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96272" calcext:value-type="float">
            <text:p>47.8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38944" calcext:value-type="float">
            <text:p>47.9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87712" calcext:value-type="float">
            <text:p>47.9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5172" calcext:value-type="float">
            <text:p>48.0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2792" calcext:value-type="float">
            <text:p>48.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8032" calcext:value-type="float">
            <text:p>48.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62616" calcext:value-type="float">
            <text:p>48.3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3272" calcext:value-type="float">
            <text:p>48.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96728" calcext:value-type="float">
            <text:p>48.4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72928" calcext:value-type="float">
            <text:p>48.5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36936" calcext:value-type="float">
            <text:p>48.6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43032" calcext:value-type="float">
            <text:p>48.6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75976" calcext:value-type="float">
            <text:p>48.5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45496" calcext:value-type="float">
            <text:p>48.5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5464" calcext:value-type="float">
            <text:p>48.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6988" calcext:value-type="float">
            <text:p>48.5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156" calcext:value-type="float">
            <text:p>48.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85704" calcext:value-type="float">
            <text:p>48.6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31424" calcext:value-type="float">
            <text:p>48.7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1904" calcext:value-type="float">
            <text:p>48.7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77144" calcext:value-type="float">
            <text:p>48.7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74096" calcext:value-type="float">
            <text:p>48.7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1904" calcext:value-type="float">
            <text:p>48.7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92384" calcext:value-type="float">
            <text:p>48.7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944" calcext:value-type="float">
            <text:p>48.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2008" calcext:value-type="float">
            <text:p>48.8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74096" calcext:value-type="float">
            <text:p>48.7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19232" calcext:value-type="float">
            <text:p>48.7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00944" calcext:value-type="float">
            <text:p>48.7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0704" calcext:value-type="float">
            <text:p>48.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5276" calcext:value-type="float">
            <text:p>48.7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6768" calcext:value-type="float">
            <text:p>48.8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2008" calcext:value-type="float">
            <text:p>48.8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8104" calcext:value-type="float">
            <text:p>48.8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0296" calcext:value-type="float">
            <text:p>48.8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02112" calcext:value-type="float">
            <text:p>48.9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93552" calcext:value-type="float">
            <text:p>48.9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51464" calcext:value-type="float">
            <text:p>49.0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9376" calcext:value-type="float">
            <text:p>49.1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76432" calcext:value-type="float">
            <text:p>49.1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43488" calcext:value-type="float">
            <text:p>49.2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1664" calcext:value-type="float">
            <text:p>49.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9284" calcext:value-type="float">
            <text:p>49.3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56848" calcext:value-type="float">
            <text:p>49.4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11712" calcext:value-type="float">
            <text:p>49.5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51336" calcext:value-type="float">
            <text:p>49.5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84864" calcext:value-type="float">
            <text:p>49.5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85448" calcext:value-type="float">
            <text:p>49.6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586" calcext:value-type="float">
            <text:p>49.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1752" calcext:value-type="float">
            <text:p>49.8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14048" calcext:value-type="float">
            <text:p>49.9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99392" calcext:value-type="float">
            <text:p>49.9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81688" calcext:value-type="float">
            <text:p>50.0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0456" calcext:value-type="float">
            <text:p>50.1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67032" calcext:value-type="float">
            <text:p>50.1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3608" calcext:value-type="float">
            <text:p>50.2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8472" calcext:value-type="float">
            <text:p>50.2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2248" calcext:value-type="float">
            <text:p>50.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9868" calcext:value-type="float">
            <text:p>50.3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65736" calcext:value-type="float">
            <text:p>50.4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99264" calcext:value-type="float">
            <text:p>50.4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0536" calcext:value-type="float">
            <text:p>50.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206" calcext:value-type="float">
            <text:p>50.5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44984" calcext:value-type="float">
            <text:p>50.5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87656" calcext:value-type="float">
            <text:p>50.5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60808" calcext:value-type="float">
            <text:p>50.6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3396" calcext:value-type="float">
            <text:p>50.7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52248" calcext:value-type="float">
            <text:p>50.7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3104" calcext:value-type="float">
            <text:p>50.7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52248" calcext:value-type="float">
            <text:p>50.7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6152" calcext:value-type="float">
            <text:p>50.7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92" calcext:value-type="float">
            <text:p>50.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61392" calcext:value-type="float">
            <text:p>50.7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6152" calcext:value-type="float">
            <text:p>50.7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30912" calcext:value-type="float">
            <text:p>50.7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30912" calcext:value-type="float">
            <text:p>50.7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6152" calcext:value-type="float">
            <text:p>50.7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968" calcext:value-type="float">
            <text:p>50.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22352" calcext:value-type="float">
            <text:p>50.8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58928" calcext:value-type="float">
            <text:p>50.8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98552" calcext:value-type="float">
            <text:p>50.8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9512" calcext:value-type="float">
            <text:p>50.9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50952" calcext:value-type="float">
            <text:p>51.0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72872" calcext:value-type="float">
            <text:p>51.1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03936" calcext:value-type="float">
            <text:p>51.3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71576" calcext:value-type="float">
            <text:p>51.4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3312" calcext:value-type="float">
            <text:p>51.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64184" calcext:value-type="float">
            <text:p>51.7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55624" calcext:value-type="float">
            <text:p>51.8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09904" calcext:value-type="float">
            <text:p>51.8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7028" calcext:value-type="float">
            <text:p>51.7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15416" calcext:value-type="float">
            <text:p>51.7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66648" calcext:value-type="float">
            <text:p>51.6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23976" calcext:value-type="float">
            <text:p>51.6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81304" calcext:value-type="float">
            <text:p>51.5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38632" calcext:value-type="float">
            <text:p>51.5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2432" calcext:value-type="float">
            <text:p>51.4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52704" calcext:value-type="float">
            <text:p>51.3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46024" calcext:value-type="float">
            <text:p>51.2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9344" calcext:value-type="float">
            <text:p>51.1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41808" calcext:value-type="float">
            <text:p>51.0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65608" calcext:value-type="float">
            <text:p>50.9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22936" calcext:value-type="float">
            <text:p>50.9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92456" calcext:value-type="float">
            <text:p>50.8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9784" calcext:value-type="float">
            <text:p>50.8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82728" calcext:value-type="float">
            <text:p>50.7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12624" calcext:value-type="float">
            <text:p>50.7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48616" calcext:value-type="float">
            <text:p>50.6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69368" calcext:value-type="float">
            <text:p>50.5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84024" calcext:value-type="float">
            <text:p>50.4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92584" calcext:value-type="float">
            <text:p>50.3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0288" calcext:value-type="float">
            <text:p>50.3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9704" calcext:value-type="float">
            <text:p>50.2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90832" calcext:value-type="float">
            <text:p>50.0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81104" calcext:value-type="float">
            <text:p>49.9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04904" calcext:value-type="float">
            <text:p>49.9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68328" calcext:value-type="float">
            <text:p>49.8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68328" calcext:value-type="float">
            <text:p>49.8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9576" calcext:value-type="float">
            <text:p>49.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96344" calcext:value-type="float">
            <text:p>49.9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15216" calcext:value-type="float">
            <text:p>50.1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12752" calcext:value-type="float">
            <text:p>50.2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152" calcext:value-type="float">
            <text:p>50.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0664" calcext:value-type="float">
            <text:p>50.2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4088" calcext:value-type="float">
            <text:p>50.2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15216" calcext:value-type="float">
            <text:p>50.1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05488" calcext:value-type="float">
            <text:p>50.0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3192" calcext:value-type="float">
            <text:p>49.9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9184" calcext:value-type="float">
            <text:p>49.8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67744" calcext:value-type="float">
            <text:p>49.7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73256" calcext:value-type="float">
            <text:p>49.6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2144" calcext:value-type="float">
            <text:p>49.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062" calcext:value-type="float">
            <text:p>49.6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84864" calcext:value-type="float">
            <text:p>49.5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69624" calcext:value-type="float">
            <text:p>49.5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51336" calcext:value-type="float">
            <text:p>49.5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33048" calcext:value-type="float">
            <text:p>49.5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02568" calcext:value-type="float">
            <text:p>49.5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90376" calcext:value-type="float">
            <text:p>49.4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41608" calcext:value-type="float">
            <text:p>49.4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59312" calcext:value-type="float">
            <text:p>49.3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49584" calcext:value-type="float">
            <text:p>49.2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39856" calcext:value-type="float">
            <text:p>49.1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0128" calcext:value-type="float">
            <text:p>49.0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53928" calcext:value-type="float">
            <text:p>48.9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96016" calcext:value-type="float">
            <text:p>48.8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71632" calcext:value-type="float">
            <text:p>48.8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3824" calcext:value-type="float">
            <text:p>48.8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8136" calcext:value-type="float">
            <text:p>48.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15472" calcext:value-type="float">
            <text:p>49.1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64824" calcext:value-type="float">
            <text:p>49.2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11128" calcext:value-type="float">
            <text:p>49.4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66576" calcext:value-type="float">
            <text:p>49.5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31168" calcext:value-type="float">
            <text:p>49.7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74424" calcext:value-type="float">
            <text:p>49.8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84152" calcext:value-type="float">
            <text:p>49.9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45112" calcext:value-type="float">
            <text:p>50.0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90832" calcext:value-type="float">
            <text:p>50.0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96" calcext:value-type="float">
            <text:p>50.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7864" calcext:value-type="float">
            <text:p>50.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39016" calcext:value-type="float">
            <text:p>50.0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7196" calcext:value-type="float">
            <text:p>49.9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9576" calcext:value-type="float">
            <text:p>49.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07368" calcext:value-type="float">
            <text:p>49.8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15928" calcext:value-type="float">
            <text:p>49.7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5192" calcext:value-type="float">
            <text:p>49.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6048" calcext:value-type="float">
            <text:p>49.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90376" calcext:value-type="float">
            <text:p>49.4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98936" calcext:value-type="float">
            <text:p>49.3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77016" calcext:value-type="float">
            <text:p>49.2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55096" calcext:value-type="float">
            <text:p>49.1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3176" calcext:value-type="float">
            <text:p>49.0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992" calcext:value-type="float">
            <text:p>48.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4952" calcext:value-type="float">
            <text:p>48.7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36936" calcext:value-type="float">
            <text:p>48.6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81488" calcext:value-type="float">
            <text:p>48.4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108" calcext:value-type="float">
            <text:p>48.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40112" calcext:value-type="float">
            <text:p>48.1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09048" calcext:value-type="float">
            <text:p>48.0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17608" calcext:value-type="float">
            <text:p>47.9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20072" calcext:value-type="float">
            <text:p>47.8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012" calcext:value-type="float">
            <text:p>47.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82328" calcext:value-type="float">
            <text:p>47.5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0888" calcext:value-type="float">
            <text:p>47.4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9448" calcext:value-type="float">
            <text:p>47.3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92768" calcext:value-type="float">
            <text:p>47.2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5232" calcext:value-type="float">
            <text:p>47.1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208" calcext:value-type="float">
            <text:p>47.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1496" calcext:value-type="float">
            <text:p>47.0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45296" calcext:value-type="float">
            <text:p>46.9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2144" calcext:value-type="float">
            <text:p>46.8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95944" calcext:value-type="float">
            <text:p>46.7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06" calcext:value-type="float">
            <text:p>46.7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3544" calcext:value-type="float">
            <text:p>46.6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97824" calcext:value-type="float">
            <text:p>46.5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94776" calcext:value-type="float">
            <text:p>46.5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0872" calcext:value-type="float">
            <text:p>46.6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296" calcext:value-type="float">
            <text:p>46.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91144" calcext:value-type="float">
            <text:p>46.4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4088" calcext:value-type="float">
            <text:p>46.4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7032" calcext:value-type="float">
            <text:p>46.3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05216" calcext:value-type="float">
            <text:p>46.3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29016" calcext:value-type="float">
            <text:p>46.2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4632" calcext:value-type="float">
            <text:p>46.2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9392" calcext:value-type="float">
            <text:p>46.1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244" calcext:value-type="float">
            <text:p>46.1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19872" calcext:value-type="float">
            <text:p>46.2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35112" calcext:value-type="float">
            <text:p>46.2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59496" calcext:value-type="float">
            <text:p>46.2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74736" calcext:value-type="float">
            <text:p>46.2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4-10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7408" calcext:value-type="float">
            <text:p>46.3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3-22 2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15072" calcext:value-type="float">
            <text:p>45.9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8432" calcext:value-type="float">
            <text:p>46.1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3192" calcext:value-type="float">
            <text:p>46.1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7576" calcext:value-type="float">
            <text:p>46.1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4152" calcext:value-type="float">
            <text:p>46.1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58912" calcext:value-type="float">
            <text:p>46.1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2292" calcext:value-type="float">
            <text:p>46.2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768" calcext:value-type="float">
            <text:p>46.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16824" calcext:value-type="float">
            <text:p>46.2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41208" calcext:value-type="float">
            <text:p>46.2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6072" calcext:value-type="float">
            <text:p>46.2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484" calcext:value-type="float">
            <text:p>46.3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8744" calcext:value-type="float">
            <text:p>46.3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0936" calcext:value-type="float">
            <text:p>46.3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6176" calcext:value-type="float">
            <text:p>46.3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532" calcext:value-type="float">
            <text:p>46.3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7512" calcext:value-type="float">
            <text:p>46.3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3608" calcext:value-type="float">
            <text:p>46.3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14944" calcext:value-type="float">
            <text:p>46.4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058" calcext:value-type="float">
            <text:p>46.4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4088" calcext:value-type="float">
            <text:p>46.4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75904" calcext:value-type="float">
            <text:p>46.4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8096" calcext:value-type="float">
            <text:p>46.4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6384" calcext:value-type="float">
            <text:p>46.5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8576" calcext:value-type="float">
            <text:p>46.5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296" calcext:value-type="float">
            <text:p>46.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9056" calcext:value-type="float">
            <text:p>46.5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4296" calcext:value-type="float">
            <text:p>46.5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9536" calcext:value-type="float">
            <text:p>46.5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94776" calcext:value-type="float">
            <text:p>46.5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6488" calcext:value-type="float">
            <text:p>46.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3648" calcext:value-type="float">
            <text:p>46.7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34984" calcext:value-type="float">
            <text:p>46.7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92896" calcext:value-type="float">
            <text:p>46.7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0704" calcext:value-type="float">
            <text:p>46.7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0704" calcext:value-type="float">
            <text:p>46.7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98992" calcext:value-type="float">
            <text:p>46.7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0808" calcext:value-type="float">
            <text:p>46.8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348" calcext:value-type="float">
            <text:p>46.8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2624" calcext:value-type="float">
            <text:p>46.9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14816" calcext:value-type="float">
            <text:p>46.9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3584" calcext:value-type="float">
            <text:p>46.9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78824" calcext:value-type="float">
            <text:p>46.9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7592" calcext:value-type="float">
            <text:p>47.0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2456" calcext:value-type="float">
            <text:p>47.0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0848" calcext:value-type="float">
            <text:p>47.1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0848" calcext:value-type="float">
            <text:p>47.1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34856" calcext:value-type="float">
            <text:p>47.2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53144" calcext:value-type="float">
            <text:p>47.2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6672" calcext:value-type="float">
            <text:p>47.2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32392" calcext:value-type="float">
            <text:p>47.3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3544" calcext:value-type="float">
            <text:p>47.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3544" calcext:value-type="float">
            <text:p>47.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78112" calcext:value-type="float">
            <text:p>47.3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72016" calcext:value-type="float">
            <text:p>47.3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3-11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6592" calcext:value-type="float">
            <text:p>47.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1-12-09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9992" calcext:value-type="float">
            <text:p>47.1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616" calcext:value-type="float">
            <text:p>45.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914" calcext:value-type="float">
            <text:p>45.4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4928" calcext:value-type="float">
            <text:p>45.5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4928" calcext:value-type="float">
            <text:p>45.5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6264" calcext:value-type="float">
            <text:p>45.5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0648" calcext:value-type="float">
            <text:p>45.5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5512" calcext:value-type="float">
            <text:p>45.6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7328" calcext:value-type="float">
            <text:p>45.6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6576" calcext:value-type="float">
            <text:p>45.7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0104" calcext:value-type="float">
            <text:p>45.7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716" calcext:value-type="float">
            <text:p>45.8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1812" calcext:value-type="float">
            <text:p>45.9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12608" calcext:value-type="float">
            <text:p>46.0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0-12-16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6616" calcext:value-type="float">
            <text:p>46.0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7456" calcext:value-type="float">
            <text:p>45.1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7456" calcext:value-type="float">
            <text:p>45.1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7456" calcext:value-type="float">
            <text:p>45.1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7456" calcext:value-type="float">
            <text:p>45.1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7456" calcext:value-type="float">
            <text:p>45.1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7456" calcext:value-type="float">
            <text:p>45.1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7456" calcext:value-type="float">
            <text:p>45.1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7456" calcext:value-type="float">
            <text:p>45.1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7456" calcext:value-type="float">
            <text:p>45.1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7456" calcext:value-type="float">
            <text:p>45.1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7456" calcext:value-type="float">
            <text:p>45.1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7456" calcext:value-type="float">
            <text:p>45.1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7456" calcext:value-type="float">
            <text:p>45.1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7456" calcext:value-type="float">
            <text:p>45.1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7456" calcext:value-type="float">
            <text:p>45.1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7456" calcext:value-type="float">
            <text:p>45.1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7456" calcext:value-type="float">
            <text:p>45.1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7456" calcext:value-type="float">
            <text:p>45.1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7456" calcext:value-type="float">
            <text:p>45.1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7456" calcext:value-type="float">
            <text:p>45.1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7456" calcext:value-type="float">
            <text:p>45.1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7456" calcext:value-type="float">
            <text:p>45.1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7456" calcext:value-type="float">
            <text:p>45.1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7456" calcext:value-type="float">
            <text:p>45.1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7456" calcext:value-type="float">
            <text:p>45.1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7456" calcext:value-type="float">
            <text:p>45.1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7456" calcext:value-type="float">
            <text:p>45.1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7456" calcext:value-type="float">
            <text:p>45.1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7456" calcext:value-type="float">
            <text:p>45.1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7456" calcext:value-type="float">
            <text:p>45.1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7456" calcext:value-type="float">
            <text:p>45.1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7456" calcext:value-type="float">
            <text:p>45.1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7456" calcext:value-type="float">
            <text:p>45.1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7456" calcext:value-type="float">
            <text:p>45.1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7456" calcext:value-type="float">
            <text:p>45.1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7456" calcext:value-type="float">
            <text:p>45.1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7456" calcext:value-type="float">
            <text:p>45.1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80504" calcext:value-type="float">
            <text:p>45.1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80504" calcext:value-type="float">
            <text:p>45.1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80504" calcext:value-type="float">
            <text:p>45.1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80504" calcext:value-type="float">
            <text:p>45.1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80504" calcext:value-type="float">
            <text:p>45.1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80504" calcext:value-type="float">
            <text:p>45.1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80504" calcext:value-type="float">
            <text:p>45.1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80504" calcext:value-type="float">
            <text:p>45.1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80504" calcext:value-type="float">
            <text:p>45.1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80504" calcext:value-type="float">
            <text:p>45.1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992" calcext:value-type="float">
            <text:p>45.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61632" calcext:value-type="float">
            <text:p>45.0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37248" calcext:value-type="float">
            <text:p>45.0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28104" calcext:value-type="float">
            <text:p>45.0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31152" calcext:value-type="float">
            <text:p>45.0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342" calcext:value-type="float">
            <text:p>45.0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4944" calcext:value-type="float">
            <text:p>45.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0-03-18 0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55536" calcext:value-type="float">
            <text:p>45.0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5848" calcext:value-type="float">
            <text:p>45.2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5848" calcext:value-type="float">
            <text:p>45.2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5848" calcext:value-type="float">
            <text:p>45.2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5848" calcext:value-type="float">
            <text:p>45.2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5848" calcext:value-type="float">
            <text:p>45.2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8896" calcext:value-type="float">
            <text:p>45.2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0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28" calcext:value-type="float">
            <text:p>45.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99376" calcext:value-type="float">
            <text:p>45.2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6948" calcext:value-type="float">
            <text:p>45.3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6948" calcext:value-type="float">
            <text:p>45.3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75576" calcext:value-type="float">
            <text:p>45.3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7976" calcext:value-type="float">
            <text:p>45.5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7224" calcext:value-type="float">
            <text:p>45.6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9-12-18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856" calcext:value-type="float">
            <text:p>45.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808" calcext:value-type="float">
            <text:p>45.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8184" calcext:value-type="float">
            <text:p>45.6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524" calcext:value-type="float">
            <text:p>45.7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8872" calcext:value-type="float">
            <text:p>45.8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9832" calcext:value-type="float">
            <text:p>45.8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956" calcext:value-type="float">
            <text:p>46.0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9768" calcext:value-type="float">
            <text:p>46.1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6344" calcext:value-type="float">
            <text:p>46.1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6552" calcext:value-type="float">
            <text:p>46.3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9432" calcext:value-type="float">
            <text:p>46.5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3544" calcext:value-type="float">
            <text:p>46.6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35568" calcext:value-type="float">
            <text:p>46.8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3792" calcext:value-type="float">
            <text:p>47.1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72016" calcext:value-type="float">
            <text:p>47.3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8596" calcext:value-type="float">
            <text:p>47.6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46208" calcext:value-type="float">
            <text:p>48.1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65664" calcext:value-type="float">
            <text:p>48.3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9816" calcext:value-type="float">
            <text:p>48.8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03864" calcext:value-type="float">
            <text:p>49.2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24616" calcext:value-type="float">
            <text:p>49.1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54512" calcext:value-type="float">
            <text:p>49.0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96472" calcext:value-type="float">
            <text:p>49.4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78056" calcext:value-type="float">
            <text:p>49.9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25656" calcext:value-type="float">
            <text:p>49.8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31168" calcext:value-type="float">
            <text:p>49.7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9-03-21 0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09104" calcext:value-type="float">
            <text:p>45.4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42048" calcext:value-type="float">
            <text:p>45.3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63384" calcext:value-type="float">
            <text:p>45.3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3864" calcext:value-type="float">
            <text:p>45.3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24344" calcext:value-type="float">
            <text:p>45.4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616" calcext:value-type="float">
            <text:p>45.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6264" calcext:value-type="float">
            <text:p>45.5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5032" calcext:value-type="float">
            <text:p>45.5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5992" calcext:value-type="float">
            <text:p>45.6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2672" calcext:value-type="float">
            <text:p>45.7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8-12-03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0104" calcext:value-type="float">
            <text:p>45.7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97896" calcext:value-type="float">
            <text:p>48.6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39984" calcext:value-type="float">
            <text:p>48.6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49128" calcext:value-type="float">
            <text:p>48.6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30256" calcext:value-type="float">
            <text:p>48.5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0516" calcext:value-type="float">
            <text:p>48.9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65536" calcext:value-type="float">
            <text:p>48.8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94848" calcext:value-type="float">
            <text:p>48.6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8-08-08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91216" calcext:value-type="float">
            <text:p>48.5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35896" calcext:value-type="float">
            <text:p>47.9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3184" calcext:value-type="float">
            <text:p>47.5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64" calcext:value-type="float">
            <text:p>47.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64" calcext:value-type="float">
            <text:p>47.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15856" calcext:value-type="float">
            <text:p>47.6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62288" calcext:value-type="float">
            <text:p>47.2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84208" calcext:value-type="float">
            <text:p>47.3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8-05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22536" calcext:value-type="float">
            <text:p>47.7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8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44456" calcext:value-type="float">
            <text:p>47.8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8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22992" calcext:value-type="float">
            <text:p>48.3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8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00944" calcext:value-type="float">
            <text:p>48.7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0704" calcext:value-type="float">
            <text:p>48.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8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376" calcext:value-type="float">
            <text:p>45.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8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39" calcext:value-type="float">
            <text:p>45.3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5424" calcext:value-type="float">
            <text:p>45.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8-02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3864" calcext:value-type="float">
            <text:p>45.3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8-02-1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3488" calcext:value-type="float">
            <text:p>45.4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8-02-0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88352" calcext:value-type="float">
            <text:p>45.4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5236" calcext:value-type="float">
            <text:p>45.5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88352" calcext:value-type="float">
            <text:p>45.4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8-01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0064" calcext:value-type="float">
            <text:p>45.4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8-01-1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9312" calcext:value-type="float">
            <text:p>45.5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8-01-1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21296" calcext:value-type="float">
            <text:p>45.4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8-01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3112" calcext:value-type="float">
            <text:p>45.4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7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7976" calcext:value-type="float">
            <text:p>45.5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7-12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76" calcext:value-type="float">
            <text:p>45.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7-12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8936" calcext:value-type="float">
            <text:p>45.5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7-12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5992" calcext:value-type="float">
            <text:p>45.6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7-12-1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9144" calcext:value-type="float">
            <text:p>45.7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7-12-0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9248" calcext:value-type="float">
            <text:p>45.7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7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0288" calcext:value-type="float">
            <text:p>45.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7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1272" calcext:value-type="float">
            <text:p>45.9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7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2712" calcext:value-type="float">
            <text:p>46.0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7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35112" calcext:value-type="float">
            <text:p>46.2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7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08848" calcext:value-type="float">
            <text:p>46.4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7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56448" calcext:value-type="float">
            <text:p>46.2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11896" calcext:value-type="float">
            <text:p>46.4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7-10-2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9704" calcext:value-type="float">
            <text:p>46.3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7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3712" calcext:value-type="float">
            <text:p>46.4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7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0872" calcext:value-type="float">
            <text:p>46.6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7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0224" calcext:value-type="float">
            <text:p>46.7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7-10-0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348" calcext:value-type="float">
            <text:p>46.8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7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208" calcext:value-type="float">
            <text:p>47.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7-09-2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14104" calcext:value-type="float">
            <text:p>47.3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7-09-2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6608" calcext:value-type="float">
            <text:p>47.5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7-09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12808" calcext:value-type="float">
            <text:p>47.6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7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01784" calcext:value-type="float">
            <text:p>47.8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7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7364" calcext:value-type="float">
            <text:p>48.1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7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3084" calcext:value-type="float">
            <text:p>48.6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7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07624" calcext:value-type="float">
            <text:p>48.8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7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41608" calcext:value-type="float">
            <text:p>49.4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7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06072" calcext:value-type="float">
            <text:p>50.1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60224" calcext:value-type="float">
            <text:p>50.5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7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344" calcext:value-type="float">
            <text:p>50.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12168" calcext:value-type="float">
            <text:p>50.1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13464" calcext:value-type="float">
            <text:p>49.8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7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02568" calcext:value-type="float">
            <text:p>49.5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24616" calcext:value-type="float">
            <text:p>49.1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7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07624" calcext:value-type="float">
            <text:p>48.8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00944" calcext:value-type="float">
            <text:p>48.7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94976" calcext:value-type="float">
            <text:p>48.1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7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95688" calcext:value-type="float">
            <text:p>47.7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7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4168" calcext:value-type="float">
            <text:p>47.0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21624" calcext:value-type="float">
            <text:p>46.5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7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0624" calcext:value-type="float">
            <text:p>46.1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7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6512" calcext:value-type="float">
            <text:p>46.0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7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096" calcext:value-type="float">
            <text:p>45.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7-05-2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524" calcext:value-type="float">
            <text:p>45.7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7-05-2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15072" calcext:value-type="float">
            <text:p>45.9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7-05-1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88224" calcext:value-type="float">
            <text:p>45.9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7-05-1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192" calcext:value-type="float">
            <text:p>45.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7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76032" calcext:value-type="float">
            <text:p>45.9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76032" calcext:value-type="float">
            <text:p>45.9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7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9832" calcext:value-type="float">
            <text:p>45.8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8872" calcext:value-type="float">
            <text:p>45.8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7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21168" calcext:value-type="float">
            <text:p>45.9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9352" calcext:value-type="float">
            <text:p>45.8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7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004" calcext:value-type="float">
            <text:p>46.0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7-03-3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25968" calcext:value-type="float">
            <text:p>46.2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7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5488" calcext:value-type="float">
            <text:p>46.1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2672" calcext:value-type="float">
            <text:p>45.7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7-03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1984" calcext:value-type="float">
            <text:p>45.5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7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96328" calcext:value-type="float">
            <text:p>45.2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7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4756" calcext:value-type="float">
            <text:p>45.2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7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4756" calcext:value-type="float">
            <text:p>45.2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7-02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38416" calcext:value-type="float">
            <text:p>45.2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7-02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7804" calcext:value-type="float">
            <text:p>45.2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48144" calcext:value-type="float">
            <text:p>45.3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87768" calcext:value-type="float">
            <text:p>45.3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7-01-2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21296" calcext:value-type="float">
            <text:p>45.4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7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0064" calcext:value-type="float">
            <text:p>45.4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7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7976" calcext:value-type="float">
            <text:p>45.5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7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1504" calcext:value-type="float">
            <text:p>45.5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6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4176" calcext:value-type="float">
            <text:p>45.6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6-12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7328" calcext:value-type="float">
            <text:p>45.6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6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144" calcext:value-type="float">
            <text:p>45.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6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3736" calcext:value-type="float">
            <text:p>45.8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6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1752" calcext:value-type="float">
            <text:p>46.0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6-12-0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9768" calcext:value-type="float">
            <text:p>46.1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6-12-01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3672" calcext:value-type="float">
            <text:p>46.1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9768" calcext:value-type="float">
            <text:p>46.1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6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6072" calcext:value-type="float">
            <text:p>46.2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6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14944" calcext:value-type="float">
            <text:p>46.4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6-11-1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6008" calcext:value-type="float">
            <text:p>46.5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6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34984" calcext:value-type="float">
            <text:p>46.7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6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2792" calcext:value-type="float">
            <text:p>46.7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6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3252" calcext:value-type="float">
            <text:p>46.8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6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9536" calcext:value-type="float">
            <text:p>46.5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6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65008" calcext:value-type="float">
            <text:p>46.1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6-07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048" calcext:value-type="float">
            <text:p>45.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6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248" calcext:value-type="float">
            <text:p>46.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6-05-3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296" calcext:value-type="float">
            <text:p>46.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6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9368" calcext:value-type="float">
            <text:p>46.7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6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58072" calcext:value-type="float">
            <text:p>47.0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572" calcext:value-type="float">
            <text:p>45.7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15784" calcext:value-type="float">
            <text:p>45.5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6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0816" calcext:value-type="float">
            <text:p>45.3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0816" calcext:value-type="float">
            <text:p>45.3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044" calcext:value-type="float">
            <text:p>45.4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51776" calcext:value-type="float">
            <text:p>45.4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4568" calcext:value-type="float">
            <text:p>45.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85304" calcext:value-type="float">
            <text:p>45.4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34072" calcext:value-type="float">
            <text:p>45.5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76" calcext:value-type="float">
            <text:p>45.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0752" calcext:value-type="float">
            <text:p>45.6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5616" calcext:value-type="float">
            <text:p>45.6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1816" calcext:value-type="float">
            <text:p>45.7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6304" calcext:value-type="float">
            <text:p>45.8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1812" calcext:value-type="float">
            <text:p>45.9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956" calcext:value-type="float">
            <text:p>46.0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68056" calcext:value-type="float">
            <text:p>46.1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8744" calcext:value-type="float">
            <text:p>46.3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9432" calcext:value-type="float">
            <text:p>46.5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52688" calcext:value-type="float">
            <text:p>46.6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0328" calcext:value-type="float">
            <text:p>46.8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6048" calcext:value-type="float">
            <text:p>46.8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68" calcext:value-type="float">
            <text:p>46.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44912" calcext:value-type="float">
            <text:p>48.4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44912" calcext:value-type="float">
            <text:p>48.4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44912" calcext:value-type="float">
            <text:p>48.4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44912" calcext:value-type="float">
            <text:p>48.4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44912" calcext:value-type="float">
            <text:p>48.4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44912" calcext:value-type="float">
            <text:p>48.4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44912" calcext:value-type="float">
            <text:p>48.4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44912" calcext:value-type="float">
            <text:p>48.4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44912" calcext:value-type="float">
            <text:p>48.4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44912" calcext:value-type="float">
            <text:p>48.4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44912" calcext:value-type="float">
            <text:p>48.4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41864" calcext:value-type="float">
            <text:p>48.4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41864" calcext:value-type="float">
            <text:p>48.4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38816" calcext:value-type="float">
            <text:p>48.4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38816" calcext:value-type="float">
            <text:p>48.4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35768" calcext:value-type="float">
            <text:p>48.4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35768" calcext:value-type="float">
            <text:p>48.4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3272" calcext:value-type="float">
            <text:p>48.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29672" calcext:value-type="float">
            <text:p>48.4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28504" calcext:value-type="float">
            <text:p>48.2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04248" calcext:value-type="float">
            <text:p>47.7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3984" calcext:value-type="float">
            <text:p>46.3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3984" calcext:value-type="float">
            <text:p>46.3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3984" calcext:value-type="float">
            <text:p>46.3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0936" calcext:value-type="float">
            <text:p>46.3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19872" calcext:value-type="float">
            <text:p>46.2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7576" calcext:value-type="float">
            <text:p>46.1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0624" calcext:value-type="float">
            <text:p>46.1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0624" calcext:value-type="float">
            <text:p>46.1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7576" calcext:value-type="float">
            <text:p>46.1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8808" calcext:value-type="float">
            <text:p>46.0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1856" calcext:value-type="float">
            <text:p>46.0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68056" calcext:value-type="float">
            <text:p>46.1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3024" calcext:value-type="float">
            <text:p>46.2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3024" calcext:value-type="float">
            <text:p>46.2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3024" calcext:value-type="float">
            <text:p>46.2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3024" calcext:value-type="float">
            <text:p>46.2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3024" calcext:value-type="float">
            <text:p>46.2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3024" calcext:value-type="float">
            <text:p>46.2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3024" calcext:value-type="float">
            <text:p>46.2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3024" calcext:value-type="float">
            <text:p>46.2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3024" calcext:value-type="float">
            <text:p>46.2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3024" calcext:value-type="float">
            <text:p>46.2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3024" calcext:value-type="float">
            <text:p>46.2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3024" calcext:value-type="float">
            <text:p>46.2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9976" calcext:value-type="float">
            <text:p>46.2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4296" calcext:value-type="float">
            <text:p>46.5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4296" calcext:value-type="float">
            <text:p>46.5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4296" calcext:value-type="float">
            <text:p>46.5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4296" calcext:value-type="float">
            <text:p>46.5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4296" calcext:value-type="float">
            <text:p>46.5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4296" calcext:value-type="float">
            <text:p>46.5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4296" calcext:value-type="float">
            <text:p>46.5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4296" calcext:value-type="float">
            <text:p>46.5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4296" calcext:value-type="float">
            <text:p>46.5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4296" calcext:value-type="float">
            <text:p>46.5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4296" calcext:value-type="float">
            <text:p>46.5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4296" calcext:value-type="float">
            <text:p>46.5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7344" calcext:value-type="float">
            <text:p>46.5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344" calcext:value-type="float">
            <text:p>46.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3168" calcext:value-type="float">
            <text:p>46.6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77656" calcext:value-type="float">
            <text:p>46.7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0808" calcext:value-type="float">
            <text:p>46.8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2396" calcext:value-type="float">
            <text:p>46.9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6736" calcext:value-type="float">
            <text:p>47.0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6736" calcext:value-type="float">
            <text:p>47.0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6736" calcext:value-type="float">
            <text:p>47.0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95816" calcext:value-type="float">
            <text:p>47.2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6128" calcext:value-type="float">
            <text:p>47.5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99192" calcext:value-type="float">
            <text:p>48.3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99192" calcext:value-type="float">
            <text:p>48.3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99192" calcext:value-type="float">
            <text:p>48.3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99192" calcext:value-type="float">
            <text:p>48.3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99192" calcext:value-type="float">
            <text:p>48.3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99192" calcext:value-type="float">
            <text:p>48.3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93096" calcext:value-type="float">
            <text:p>48.3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80904" calcext:value-type="float">
            <text:p>48.3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84536" calcext:value-type="float">
            <text:p>48.4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84536" calcext:value-type="float">
            <text:p>48.4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84536" calcext:value-type="float">
            <text:p>48.4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84536" calcext:value-type="float">
            <text:p>48.4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84536" calcext:value-type="float">
            <text:p>48.4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81488" calcext:value-type="float">
            <text:p>48.4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81488" calcext:value-type="float">
            <text:p>48.4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81488" calcext:value-type="float">
            <text:p>48.4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81488" calcext:value-type="float">
            <text:p>48.4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81488" calcext:value-type="float">
            <text:p>48.4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81488" calcext:value-type="float">
            <text:p>48.4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7844" calcext:value-type="float">
            <text:p>48.4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71176" calcext:value-type="float">
            <text:p>48.2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41536" calcext:value-type="float">
            <text:p>47.3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38488" calcext:value-type="float">
            <text:p>47.3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68384" calcext:value-type="float">
            <text:p>47.2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15984" calcext:value-type="float">
            <text:p>47.1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15984" calcext:value-type="float">
            <text:p>47.1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6256" calcext:value-type="float">
            <text:p>47.0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3208" calcext:value-type="float">
            <text:p>47.0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55024" calcext:value-type="float">
            <text:p>47.0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7156" calcext:value-type="float">
            <text:p>46.7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4552" calcext:value-type="float">
            <text:p>45.5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5236" calcext:value-type="float">
            <text:p>45.5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5888" calcext:value-type="float">
            <text:p>45.5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4384" calcext:value-type="float">
            <text:p>45.7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2088" calcext:value-type="float">
            <text:p>45.6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63968" calcext:value-type="float">
            <text:p>45.4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9584" calcext:value-type="float">
            <text:p>45.4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9688" calcext:value-type="float">
            <text:p>45.5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188" calcext:value-type="float">
            <text:p>45.5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1128" calcext:value-type="float">
            <text:p>45.6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332" calcext:value-type="float">
            <text:p>45.6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332" calcext:value-type="float">
            <text:p>45.6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332" calcext:value-type="float">
            <text:p>45.6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0272" calcext:value-type="float">
            <text:p>45.6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4176" calcext:value-type="float">
            <text:p>45.6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0752" calcext:value-type="float">
            <text:p>45.6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6848" calcext:value-type="float">
            <text:p>45.6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1232" calcext:value-type="float">
            <text:p>45.6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572" calcext:value-type="float">
            <text:p>45.7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5824" calcext:value-type="float">
            <text:p>45.8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24" calcext:value-type="float">
            <text:p>45.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7368" calcext:value-type="float">
            <text:p>45.9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7096" calcext:value-type="float">
            <text:p>46.1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71176" calcext:value-type="float">
            <text:p>48.2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71176" calcext:value-type="float">
            <text:p>48.2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71176" calcext:value-type="float">
            <text:p>48.2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71176" calcext:value-type="float">
            <text:p>48.2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71176" calcext:value-type="float">
            <text:p>48.2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71176" calcext:value-type="float">
            <text:p>48.2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71176" calcext:value-type="float">
            <text:p>48.2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71176" calcext:value-type="float">
            <text:p>48.2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71176" calcext:value-type="float">
            <text:p>48.2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09504" calcext:value-type="float">
            <text:p>48.6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67288" calcext:value-type="float">
            <text:p>49.1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61064" calcext:value-type="float">
            <text:p>49.6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25528" calcext:value-type="float">
            <text:p>50.3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4252" calcext:value-type="float">
            <text:p>50.6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14504" calcext:value-type="float">
            <text:p>50.5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3128" calcext:value-type="float">
            <text:p>50.1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60936" calcext:value-type="float">
            <text:p>50.1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39016" calcext:value-type="float">
            <text:p>50.0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06072" calcext:value-type="float">
            <text:p>50.1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30912" calcext:value-type="float">
            <text:p>50.7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88112" calcext:value-type="float">
            <text:p>51.1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6152" calcext:value-type="float">
            <text:p>50.7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57304" calcext:value-type="float">
            <text:p>50.0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1752" calcext:value-type="float">
            <text:p>49.8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72544" calcext:value-type="float">
            <text:p>50.0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24488" calcext:value-type="float">
            <text:p>49.6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0776" calcext:value-type="float">
            <text:p>48.8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11384" calcext:value-type="float">
            <text:p>48.4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35312" calcext:value-type="float">
            <text:p>47.8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3544" calcext:value-type="float">
            <text:p>47.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6696" calcext:value-type="float">
            <text:p>46.7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74608" calcext:value-type="float">
            <text:p>46.7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74608" calcext:value-type="float">
            <text:p>46.7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74608" calcext:value-type="float">
            <text:p>46.7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74608" calcext:value-type="float">
            <text:p>46.7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74608" calcext:value-type="float">
            <text:p>46.7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34984" calcext:value-type="float">
            <text:p>46.7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38032" calcext:value-type="float">
            <text:p>46.7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4108" calcext:value-type="float">
            <text:p>46.7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524" calcext:value-type="float">
            <text:p>45.7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524" calcext:value-type="float">
            <text:p>45.7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524" calcext:value-type="float">
            <text:p>45.7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1336" calcext:value-type="float">
            <text:p>45.7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668" calcext:value-type="float">
            <text:p>45.8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27264" calcext:value-type="float">
            <text:p>45.9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36992" calcext:value-type="float">
            <text:p>46.0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244" calcext:value-type="float">
            <text:p>46.1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11896" calcext:value-type="float">
            <text:p>46.4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91728" calcext:value-type="float">
            <text:p>46.5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9848" calcext:value-type="float">
            <text:p>46.7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18448" calcext:value-type="float">
            <text:p>47.0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18448" calcext:value-type="float">
            <text:p>47.0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3688" calcext:value-type="float">
            <text:p>47.0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6944" calcext:value-type="float">
            <text:p>47.1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5608" calcext:value-type="float">
            <text:p>47.1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3792" calcext:value-type="float">
            <text:p>47.1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4" calcext:value-type="float">
            <text:p>47.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26296" calcext:value-type="float">
            <text:p>47.3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87256" calcext:value-type="float">
            <text:p>47.3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0976" calcext:value-type="float">
            <text:p>47.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0976" calcext:value-type="float">
            <text:p>47.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00616" calcext:value-type="float">
            <text:p>47.6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505</text:p>
          </table:table-cell>
          <table:table-cell office:value-type="string" calcext:value-type="string">
            <text:p>Hemphill County UWCD Recorder</text:p>
          </table:table-cell>
          <table:table-cell office:value-type="string" calcext:value-type="string">
            <text:p>201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74352" calcext:value-type="float">
            <text:p>47.7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366" meta:object-count="0"/>
    <meta:user-defined meta:name="AppVersion">3.0</meta:user-defined>
  </office:meta>
</office:document-meta>
</file>